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8beb" officeooo:paragraph-rsid="00058beb"/>
    </style:style>
    <style:style style:name="P2" style:family="paragraph" style:parent-style-name="Standard">
      <style:text-properties officeooo:rsid="00058beb" officeooo:paragraph-rsid="00058beb"/>
    </style:style>
    <style:style style:name="P3" style:family="paragraph" style:parent-style-name="Text_20_body">
      <style:text-properties officeooo:paragraph-rsid="00058beb"/>
    </style:style>
    <style:style style:name="P4" style:family="paragraph" style:parent-style-name="Text_20_body">
      <style:paragraph-properties fo:margin-left="0.9846in" fo:margin-right="0in" fo:text-indent="0in" style:auto-text-indent="false"/>
      <style:text-properties fo:font-size="15pt" officeooo:rsid="00058beb" officeooo:paragraph-rsid="00058beb" style:font-size-asian="15pt" style:font-size-complex="15pt"/>
    </style:style>
    <style:style style:name="P5" style:family="paragraph" style:parent-style-name="Text_20_body">
      <style:paragraph-properties fo:margin-left="1.4772in" fo:margin-right="0in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Heading_20_2">
      <style:paragraph-properties fo:margin-left="1.4772in" fo:margin-right="0in" fo:text-indent="0in" style:auto-text-indent="false"/>
      <style:text-properties fo:font-size="14pt" officeooo:rsid="00058beb" officeooo:paragraph-rsid="00058beb" style:font-size-asian="14pt" style:font-size-complex="14pt"/>
    </style:style>
    <style:style style:name="T1" style:family="text">
      <style:text-properties officeooo:rsid="00058beb"/>
    </style:style>
    <style:style style:name="T2" style:family="text">
      <style:text-properties officeooo:rsid="00072c36"/>
    </style:style>
    <style:style style:name="T3" style:family="text">
      <style:text-properties officeooo:rsid="00072c36" fo:background-color="#fff200" loext:char-shading-value="0"/>
    </style:style>
    <style:style style:name="T4" style:family="text">
      <style:text-properties officeooo:rsid="00072c36" fo:background-color="#fff200" loext:char-shading-value="0"/>
    </style:style>
    <style:style style:name="T5" style:family="text">
      <style:text-properties fo:color="#ce181e" officeooo:rsid="00072c36" fo:background-color="#fff2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2">Negate a logical condition using NOT</text:h>
      <text:p text:style-name="P4"/>
      <text:p text:style-name="P3"><text:span text:style-name="T2">The logical 'NOT' operator (</text:span><text:span text:style-name="T5">!</text:span><text:span text:style-name="T2">) that </text:span>takes a logical true and makes it into a false, and takes a false</text:p>
      <text:p text:style-name="Text_20_body">and makes it into a true.</text:p>
      <text:p text:style-name="Text_20_body"/>
      <text:p text:style-name="P5">Branch using complex logical conditions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22:26:36.732881193</meta:creation-date>
    <dc:date>2019-02-13T23:26:37.710873118</dc:date>
    <meta:editing-duration>PT39M32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4" meta:word-count="37" meta:character-count="201" meta:non-whitespace-character-count="168"/>
  </office:meta>
</office:document-meta>
</file>